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33cm"/>
    </style:style>
    <style:style style:name="co2" style:family="table-column">
      <style:table-column-properties fo:break-before="auto" style:column-width="5.629cm"/>
    </style:style>
    <style:style style:name="co3" style:family="table-column">
      <style:table-column-properties fo:break-before="auto" style:column-width="3.263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983cm"/>
    </style:style>
    <style:style style:name="co6" style:family="table-column">
      <style:table-column-properties fo:break-before="auto" style:column-width="3.067cm"/>
    </style:style>
    <style:style style:name="co7" style:family="table-column">
      <style:table-column-properties fo:break-before="auto" style:column-width="2.477cm"/>
    </style:style>
    <style:style style:name="co8" style:family="table-column">
      <style:table-column-properties fo:break-before="auto" style:column-width="1.707cm"/>
    </style:style>
    <style:style style:name="co9" style:family="table-column">
      <style:table-column-properties fo:break-before="auto" style:column-width="3.489cm"/>
    </style:style>
    <style:style style:name="co10" style:family="table-column">
      <style:table-column-properties fo:break-before="auto" style:column-width="3.404cm"/>
    </style:style>
    <style:style style:name="co11" style:family="table-column">
      <style:table-column-properties fo:break-before="auto" style:column-width="2.669cm"/>
    </style:style>
    <style:style style:name="co12" style:family="table-column">
      <style:table-column-properties fo:break-before="auto" style:column-width="3.223cm"/>
    </style:style>
    <style:style style:name="co13" style:family="table-column">
      <style:table-column-properties fo:break-before="auto" style:column-width="8.696cm"/>
    </style:style>
    <style:style style:name="co14" style:family="table-column">
      <style:table-column-properties fo:break-before="auto" style:column-width="2.955cm"/>
    </style:style>
    <style:style style:name="co15" style:family="table-column">
      <style:table-column-properties fo:break-before="auto" style:column-width="5.487cm"/>
    </style:style>
    <style:style style:name="co16" style:family="table-column">
      <style:table-column-properties fo:break-before="auto" style:column-width="4.165cm"/>
    </style:style>
    <style:style style:name="co17" style:family="table-column">
      <style:table-column-properties fo:break-before="auto" style:column-width="7.297cm"/>
    </style:style>
    <style:style style:name="co18" style:family="table-column">
      <style:table-column-properties fo:break-before="auto" style:column-width="16.094cm"/>
    </style:style>
    <style:style style:name="co19" style:family="table-column">
      <style:table-column-properties fo:break-before="auto" style:column-width="12.764cm"/>
    </style:style>
    <style:style style:name="co20" style:family="table-column">
      <style:table-column-properties fo:break-before="auto" style:column-width="10.155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3.011cm"/>
    </style:style>
    <style:style style:name="co23" style:family="table-column">
      <style:table-column-properties fo:break-before="auto" style:column-width="4.193cm"/>
    </style:style>
    <style:style style:name="co24" style:family="table-column">
      <style:table-column-properties fo:break-before="auto" style:column-width="4.334cm"/>
    </style:style>
    <style:style style:name="co25" style:family="table-column">
      <style:table-column-properties fo:break-before="auto" style:column-width="3.715cm"/>
    </style:style>
    <style:style style:name="co26" style:family="table-column">
      <style:table-column-properties fo:break-before="auto" style:column-width="3.574cm"/>
    </style:style>
    <style:style style:name="co27" style:family="table-column">
      <style:table-column-properties fo:break-before="auto" style:column-width="3.517cm"/>
    </style:style>
    <style:style style:name="co28" style:family="table-column">
      <style:table-column-properties fo:break-before="auto" style:column-width="8.19cm"/>
    </style:style>
    <style:style style:name="co29" style:family="table-column">
      <style:table-column-properties fo:break-before="auto" style:column-width="3.882cm"/>
    </style:style>
    <style:style style:name="co30" style:family="table-column">
      <style:table-column-properties fo:break-before="auto" style:column-width="5.516cm"/>
    </style:style>
    <style:style style:name="co31" style:family="table-column">
      <style:table-column-properties fo:break-before="auto" style:column-width="3.995cm"/>
    </style:style>
    <style:style style:name="co32" style:family="table-column">
      <style:table-column-properties fo:break-before="auto" style:column-width="4.217cm"/>
    </style:style>
    <style:style style:name="co33" style:family="table-column">
      <style:table-column-properties fo:break-before="auto" style:column-width="3.433cm"/>
    </style:style>
    <style:style style:name="co34" style:family="table-column">
      <style:table-column-properties fo:break-before="auto" style:column-width="3.35cm"/>
    </style:style>
    <style:style style:name="co35" style:family="table-column">
      <style:table-column-properties fo:break-before="auto" style:column-width="3.096cm"/>
    </style:style>
    <style:style style:name="co36" style:family="table-column">
      <style:table-column-properties fo:break-before="auto" style:column-width="4.588cm"/>
    </style:style>
    <style:style style:name="co37" style:family="table-column">
      <style:table-column-properties fo:break-before="auto" style:column-width="4.531cm"/>
    </style:style>
    <style:style style:name="co38" style:family="table-column">
      <style:table-column-properties fo:break-before="auto" style:column-width="2.251cm"/>
    </style:style>
    <style:style style:name="co39" style:family="table-column">
      <style:table-column-properties fo:break-before="auto" style:column-width="3.941cm"/>
    </style:style>
    <style:style style:name="co40" style:family="table-column">
      <style:table-column-properties fo:break-before="auto" style:column-width="4.30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1cm" fo:break-before="auto" style:use-optimal-row-height="true"/>
    </style:style>
    <style:style style:name="ta1" style:family="table" style:master-page-name="PageStyle_5f_TestSummary">
      <style:table-properties table:display="true" style:writing-mode="lr-tb"/>
    </style:style>
    <style:style style:name="ta2" style:family="table" style:master-page-name="PageStyle_5f_Version_20_Control">
      <style:table-properties table:display="true" style:writing-mode="lr-tb"/>
    </style:style>
    <style:style style:name="ta3" style:family="table" style:master-page-name="PageStyle_5f_TestCaseFB">
      <style:table-properties table:display="true" style:writing-mode="lr-tb"/>
    </style:style>
    <style:style style:name="ta4" style:family="table" style:master-page-name="PageStyle_5f_DRSummary">
      <style:table-properties table:display="true" style:writing-mode="lr-tb"/>
    </style:style>
    <style:style style:name="ta5" style:family="table" style:master-page-name="PageStyle_5f_DRVersion_20_Control">
      <style:table-properties table:display="true" style:writing-mode="lr-tb"/>
    </style:style>
    <style:style style:name="ta6" style:family="table" style:master-page-name="PageStyle_5f_DRTestcaseFB">
      <style:table-properties table:display="true" style:writing-mode="lr-tb"/>
    </style:style>
    <number:date-style style:name="N8037" number:language="en" number:country="IN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fo:background-color="#bfbfb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fo:background-color="#dae3f3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fo:background-color="#dae3f3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0.088cm solid #000000" fo:background-color="#dae3f3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088cm solid #000000" fo:background-color="#bfbfb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Excel_20_Built-in_20_Normal" style:data-style-name="N8037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Excel_20_Built-in_20_Normal">
      <style:table-cell-properties fo:border-bottom="0.035cm solid #000000" fo:background-color="#bfbfb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fo:background-color="#dae3f3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fo:background-color="#bfbfb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fo:background-color="#dae3f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 style:data-style-name="N8037"/>
    <style:style style:name="ce13" style:family="table-cell" style:parent-style-name="Excel_20_Built-in_20_Normal">
      <style:text-properties style:font-name="Calibri" style:font-name-complex="Calibri"/>
    </style:style>
    <style:style style:name="ce14" style:family="table-cell" style:parent-style-name="Excel_20_Built-in_20_Normal">
      <style:table-cell-properties fo:border-bottom="0.035cm solid #000000" fo:background-color="#bfbfb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fo:background-color="#dae3f3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Excel_20_Built-in_20_Normal">
      <style:table-cell-properties fo:background-color="#83ca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Excel_20_Built-in_20_Normal">
      <style:table-cell-properties fo:border-bottom="0.002cm solid #000000" fo:border-left="none" fo:border-right="none" fo:border-top="none"/>
    </style:style>
    <style:style style:name="ce19" style:family="table-cell" style:parent-style-name="Excel_20_Built-in_20_Normal">
      <style:table-cell-properties fo:background-color="#83ca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fo:background-color="#83ca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>
      <style:table-cell-properties fo:background-color="#83ca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start" fo:margin-left="0cm"/>
    </style:style>
    <style:style style:name="ce23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</style:style>
    <style:style style:name="ce24" style:family="table-cell" style:parent-style-name="Excel_20_Built-in_20_Normal">
      <style:table-cell-properties fo:border-bottom="none" fo:border-left="0.002cm solid #000000" fo:border-right="0.002cm solid #000000" fo:border-top="none"/>
      <style:text-properties style:font-name="Calibri" style:font-name-complex="Calibri"/>
    </style:style>
    <style:style style:name="ce25" style:family="table-cell" style:parent-style-name="Excel_20_Built-in_20_Normal">
      <style:table-cell-properties fo:border-bottom="0.002cm solid #000000" fo:border-left="0.002cm solid #000000" fo:border-right="0.002cm solid #000000" fo:border-top="none"/>
    </style:style>
    <style:style style:name="ce26" style:family="table-cell" style:parent-style-name="Excel_20_Built-in_20_Normal">
      <style:text-properties style:text-underline-style="none"/>
    </style:style>
    <style:style style:name="ce27" style:family="table-cell" style:parent-style-name="Excel_20_Built-in_20_Normal">
      <style:table-cell-properties fo:border-bottom="0.035cm solid #000000" fo:background-color="#dae3f3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Normal">
      <style:table-cell-properties fo:border-bottom="0.035cm solid #000000" fo:background-color="#4472c4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Excel_20_Built-in_20_Normal">
      <style:table-cell-properties fo:border-bottom="0.035cm solid #000000" fo:background-color="#4472c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Summary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number-columns-repeated="1013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Test Summary</text:p>
          </table:table-cell>
          <table:covered-table-cell table:style-name="ce5"/>
          <table:table-cell table:number-columns-repeated="1022"/>
        </table:table-row>
        <table:table-row table:style-name="ro1">
          <table:table-cell table:style-name="ce2" office:value-type="string">
            <text:p>Project Name:</text:p>
          </table:table-cell>
          <table:table-cell office:value-type="string">
            <text:p>Fecebook login page demo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Module Name:</text:p>
          </table:table-cell>
          <table:table-cell office:value-type="string">
            <text:p>Facebook login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Release Version:</text:p>
          </table:table-cell>
          <table:table-cell table:style-name="ce6" office:value-type="float" office:value="5.1">
            <text:p>5.1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Reference Documents :</text:p>
          </table:table-cell>
          <table:table-cell office:value-type="string">
            <text:p>Login Page Document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Test Cases Designed by:</text:p>
          </table:table-cell>
          <table:table-cell office:value-type="string">
            <text:p>Aniket &amp; vaibhav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Test Cases Designed date: </text:p>
          </table:table-cell>
          <table:table-cell table:style-name="ce7" office:value-type="date" office:date-value="2022-11-07">
            <text:p>07/11/22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Test Cases Reviewed by:</text:p>
          </table:table-cell>
          <table:table-cell office:value-type="string">
            <text:p>Rusikhesh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est Cases Date</text:p>
          </table:table-cell>
          <table:table-cell table:style-name="ce7" office:value-type="date" office:date-value="2022-11-07">
            <text:p>07/11/22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sion Control" table:style-name="ta2" table:print="false">
        <office:forms form:automatic-focus="false" form:apply-design-mode="false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8" table:number-columns-repeated="1019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style-name="ce8" office:value-type="string" table:number-columns-spanned="5" table:number-rows-spanned="1">
            <text:p>Revision History</text:p>
          </table:table-cell>
          <table:covered-table-cell table:number-columns-repeated="3" table:style-name="ce10"/>
          <table:covered-table-cell table:style-name="ce14"/>
          <table:table-cell table:number-columns-repeated="1019"/>
        </table:table-row>
        <table:table-row table:style-name="ro1">
          <table:table-cell table:style-name="ce9" office:value-type="string">
            <text:p>Sr. No.</text:p>
          </table:table-cell>
          <table:table-cell table:style-name="ce11" office:value-type="string">
            <text:p>Revision Number</text:p>
          </table:table-cell>
          <table:table-cell table:style-name="ce11" office:value-type="string">
            <text:p>Revision Date</text:p>
          </table:table-cell>
          <table:table-cell table:style-name="ce11" office:value-type="string">
            <text:p>Author</text:p>
          </table:table-cell>
          <table:table-cell table:style-name="ce15" office:value-type="string">
            <text:p>Summary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style-name="ce12" office:value-type="date" office:date-value="2010-10-31">
            <text:p>31/10/10</text:p>
          </table:table-cell>
          <table:table-cell office:value-type="string">
            <text:p>Aniket &amp; vaibhav</text:p>
          </table:table-cell>
          <table:table-cell office:value-type="string">
            <text:p>New release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2"/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12"/>
          <table:table-cell table:style-name="ce13"/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CaseFB" table:style-name="ta3" table:print="false">
        <office:forms form:automatic-focus="false" form:apply-design-mode="false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6" table:default-cell-style-name="Excel_20_Built-in_20_Normal"/>
        <table:table-column table:style-name="co8" table:default-cell-style-name="Excel_20_Built-in_20_Normal"/>
        <table:table-column table:style-name="co22" table:default-cell-style-name="Excel_20_Built-in_20_Normal"/>
        <table:table-column table:style-name="co8" table:number-columns-repeated="1013" table:default-cell-style-name="Excel_20_Built-in_20_Normal"/>
        <table:table-row table:style-name="ro2">
          <table:table-cell table:style-name="ce16" office:value-type="string">
            <text:p>Test Case Id #</text:p>
          </table:table-cell>
          <table:table-cell table:style-name="ce16" office:value-type="string">
            <text:p>Component / Module Name</text:p>
          </table:table-cell>
          <table:table-cell table:style-name="ce16" office:value-type="string">
            <text:p>Test Senario No.</text:p>
          </table:table-cell>
          <table:table-cell table:style-name="ce19" office:value-type="string">
            <text:p>Description/Test Summary</text:p>
          </table:table-cell>
          <table:table-cell table:style-name="ce20" office:value-type="string">
            <text:p>Pre-requisites</text:p>
          </table:table-cell>
          <table:table-cell table:style-name="ce21" office:value-type="string">
            <text:p>Test Steps</text:p>
          </table:table-cell>
          <table:table-cell table:style-name="ce19" office:value-type="string">
            <text:p>Expected Result</text:p>
          </table:table-cell>
          <table:table-cell table:style-name="ce16" office:value-type="string">
            <text:p>Test Data</text:p>
          </table:table-cell>
          <table:table-cell table:style-name="ce20" office:value-type="string">
            <text:p>Actual Result</text:p>
          </table:table-cell>
          <table:table-cell table:style-name="ce16" office:value-type="string">
            <text:p>Status</text:p>
          </table:table-cell>
          <table:table-cell table:style-name="ce20" office:value-type="string">
            <text:p>Test Executed By</text:p>
          </table:table-cell>
          <table:table-cell table:number-columns-repeated="1013"/>
        </table:table-row>
        <table:table-row table:style-name="ro3">
          <table:table-cell table:style-name="ce17" office:value-type="string">
            <text:p>TC001</text:p>
          </table:table-cell>
          <table:table-cell table:style-name="ce13" office:value-type="string">
            <text:p>Facebook login</text:p>
          </table:table-cell>
          <table:table-cell office:value-type="string">
            <text:p>TSN00101</text:p>
          </table:table-cell>
          <table:table-cell office:value-type="string">
            <text:p>Login page should open on in all browsers</text:p>
          </table:table-cell>
          <table:table-cell office:value-type="string">
            <text:p>1.device should be connected to internet.</text:p>
          </table:table-cell>
          <table:table-cell table:style-name="ce22" office:value-type="string">
            <text:p>1) from device settings enable internet connection.</text:p>
          </table:table-cell>
          <table:table-cell office:value-type="string">
            <text:p>login page should load on device</text:p>
          </table:table-cell>
          <table:table-cell office:value-type="string">
            <text:p>www.facebook.com</text:p>
          </table:table-cell>
          <table:table-cell/>
          <table:table-cell office:value-type="string">
            <text:p>No run</text:p>
          </table:table-cell>
          <table:table-cell office:value-type="string">
            <text:p>Chetan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2.When Url is entered in any search engin The website should open with correct UI interface</text:p>
          </table:table-cell>
          <table:table-cell table:style-name="ce23" office:value-type="string">
            <text:p>2) login page URL</text:p>
          </table:table-cell>
          <table:table-cell table:style-name="ce26" office:value-type="string">
            <text:p>login page should fully visibl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3. Register user able to login.</text:p>
          </table:table-cell>
          <table:table-cell table:style-name="ce24" office:value-type="string">
            <text:p>3) from device settings enable internet connection.</text:p>
          </table:table-cell>
          <table:table-cell office:value-type="string">
            <text:p>Password Should be hidden</text:p>
          </table:table-cell>
          <table:table-cell table:number-columns-repeated="1017"/>
        </table:table-row>
        <table:table-row table:style-name="ro2">
          <table:table-cell office:value-type="string">
            <text:p>TC002</text:p>
          </table:table-cell>
          <table:table-cell office:value-type="string">
            <text:p>Facebook login</text:p>
          </table:table-cell>
          <table:table-cell office:value-type="string">
            <text:p>TSN00102</text:p>
          </table:table-cell>
          <table:table-cell office:value-type="string">
            <text:p>Login Should Open from All device</text:p>
          </table:table-cell>
          <table:table-cell/>
          <table:table-cell table:style-name="ce24" office:value-type="string">
            <text:p>1)Enter Login page URL</text:p>
          </table:table-cell>
          <table:table-cell office:value-type="string">
            <text:p>Ui should Load Properly</text:p>
          </table:table-cell>
          <table:table-cell table:style-name="ce13" office:value-type="string">
            <text:p><text:span text:style-name="T1"><text:a xlink:href="http://www.facebook.com/">www.facebook.com</text:a></text:span></text:p>
          </table:table-cell>
          <table:table-cell/>
          <table:table-cell office:value-type="string">
            <text:p>No run</text:p>
          </table:table-cell>
          <table:table-cell table:style-name="ce13" office:value-type="string">
            <text:p>Chetan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4"/>
          <table:table-cell table:number-columns-repeated="1018"/>
        </table:table-row>
        <table:table-row table:style-name="ro2">
          <table:table-cell office:value-type="string">
            <text:p>TC003</text:p>
          </table:table-cell>
          <table:table-cell office:value-type="string">
            <text:p>Facebook login</text:p>
          </table:table-cell>
          <table:table-cell office:value-type="string">
            <text:p>TSN00103</text:p>
          </table:table-cell>
          <table:table-cell office:value-type="string">
            <text:p>Login Button</text:p>
          </table:table-cell>
          <table:table-cell/>
          <table:table-cell table:style-name="ce24" office:value-type="string">
            <text:p>1) Enter login page URL</text:p>
          </table:table-cell>
          <table:table-cell office:value-type="string">
            <text:p>Login page button Should be in Blue color <text:s/></text:p>
          </table:table-cell>
          <table:table-cell office:value-type="string">
            <text:p><text:a xlink:href="http://www.facebook.com/">www.facebook.com</text:a></text:p>
          </table:table-cell>
          <table:table-cell/>
          <table:table-cell office:value-type="string">
            <text:p>No run</text:p>
          </table:table-cell>
          <table:table-cell office:value-type="string">
            <text:p>Chetan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5"/>
          <table:table-cell office:value-type="string">
            <text:p>With Coorect position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5"/>
          <table:table-cell office:value-type="string">
            <text:p>For correct ID &amp; password it should redirect to Home Pag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5"/>
          <table:table-cell table:number-columns-repeated="1018"/>
        </table:table-row>
        <table:table-row table:style-name="ro2">
          <table:table-cell office:value-type="string">
            <text:p>TC004</text:p>
          </table:table-cell>
          <table:table-cell office:value-type="string">
            <text:p>Facebook login</text:p>
          </table:table-cell>
          <table:table-cell office:value-type="string">
            <text:p>TSN00104</text:p>
          </table:table-cell>
          <table:table-cell office:value-type="string">
            <text:p>Create New Account Button</text:p>
          </table:table-cell>
          <table:table-cell/>
          <table:table-cell table:style-name="ce24" office:value-type="string">
            <text:p>1) Enter login page URL</text:p>
          </table:table-cell>
          <table:table-cell office:value-type="string">
            <text:p>Login page button Should be in Green color <text:s/></text:p>
          </table:table-cell>
          <table:table-cell office:value-type="string">
            <text:p><text:a xlink:href="http://www.facebook.com/">www.facebook.com</text:a></text:p>
          </table:table-cell>
          <table:table-cell/>
          <table:table-cell office:value-type="string">
            <text:p>No run</text:p>
          </table:table-cell>
          <table:table-cell office:value-type="string">
            <text:p>Chetan</text:p>
          </table:table-cell>
          <table:table-cell table:style-name="Default" table:number-columns-repeated="1013"/>
        </table:table-row>
        <table:table-row table:style-name="ro1">
          <table:table-cell table:number-columns-repeated="5"/>
          <table:table-cell table:style-name="ce25"/>
          <table:table-cell office:value-type="string">
            <text:p>With Coorect position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5"/>
          <table:table-cell office:value-type="string">
            <text:p>For correct ID &amp; password it should redirect to regsiter Page</text:p>
          </table:table-cell>
          <table:table-cell table:number-columns-repeated="1017"/>
        </table:table-row>
        <table:table-row table:style-name="ro1">
          <table:table-cell table:style-name="ce18" table:number-columns-repeated="11"/>
          <table:table-cell table:number-columns-repeated="1013"/>
        </table:table-row>
        <table:table-row table:style-name="ro2">
          <table:table-cell office:value-type="string">
            <text:p>TC005</text:p>
          </table:table-cell>
          <table:table-cell office:value-type="string">
            <text:p>Facebook login</text:p>
          </table:table-cell>
          <table:table-cell office:value-type="string">
            <text:p>TSN00105</text:p>
          </table:table-cell>
          <table:table-cell office:value-type="string">
            <text:p>User id &amp; Password</text:p>
          </table:table-cell>
          <table:table-cell/>
          <table:table-cell office:value-type="string">
            <text:p>1) Enter Registered email-id</text:p>
          </table:table-cell>
          <table:table-cell office:value-type="string">
            <text:p>User Should login with email-id</text:p>
          </table:table-cell>
          <table:table-cell office:value-type="string">
            <text:p>User_id: <text:a xlink:href="mailto:ggwp@gmail.com">ggwp@gmail.com</text:a></text:p>
          </table:table-cell>
          <table:table-cell/>
          <table:table-cell office:value-type="string">
            <text:p>No run</text:p>
          </table:table-cell>
          <table:table-cell office:value-type="string">
            <text:p>Chetan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>
            <text:p>2)Enter valid password</text:p>
          </table:table-cell>
          <table:table-cell office:value-type="string">
            <text:p>it should redirect to home page</text:p>
          </table:table-cell>
          <table:table-cell office:value-type="string">
            <text:p>PASS-Cyakablyad123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3" office:value-type="string">
            <text:p>3)Click on login butto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C006</text:p>
          </table:table-cell>
          <table:table-cell office:value-type="string">
            <text:p>Facebook login</text:p>
          </table:table-cell>
          <table:table-cell office:value-type="string">
            <text:p>TSN00106</text:p>
          </table:table-cell>
          <table:table-cell office:value-type="string">
            <text:p>User id &amp; Password</text:p>
          </table:table-cell>
          <table:table-cell/>
          <table:table-cell office:value-type="string">
            <text:p>1) Enter Registered Mobile Number</text:p>
          </table:table-cell>
          <table:table-cell office:value-type="string">
            <text:p>User Should login with Mobile No.</text:p>
          </table:table-cell>
          <table:table-cell office:value-type="string">
            <text:p>User_id: 8669179420</text:p>
          </table:table-cell>
          <table:table-cell/>
          <table:table-cell office:value-type="string">
            <text:p>No run</text:p>
          </table:table-cell>
          <table:table-cell office:value-type="string">
            <text:p>Chetan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>
            <text:p>2)Enter valid password</text:p>
          </table:table-cell>
          <table:table-cell office:value-type="string">
            <text:p>it should redirect to home page</text:p>
          </table:table-cell>
          <table:table-cell office:value-type="string">
            <text:p>PASS-Cyakablyad124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3" office:value-type="string">
            <text:p>3)Click on login butto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C007</text:p>
          </table:table-cell>
          <table:table-cell table:style-name="ce13" office:value-type="string">
            <text:p>Facebook login</text:p>
          </table:table-cell>
          <table:table-cell office:value-type="string">
            <text:p>TSN00107</text:p>
          </table:table-cell>
          <table:table-cell table:style-name="ce13" office:value-type="string">
            <text:p>User id &amp; Password</text:p>
          </table:table-cell>
          <table:table-cell/>
          <table:table-cell office:value-type="string">
            <text:p>1) Enter Registered Mobile Number</text:p>
          </table:table-cell>
          <table:table-cell office:value-type="string">
            <text:p>User Password Must be correct </text:p>
          </table:table-cell>
          <table:table-cell office:value-type="string">
            <text:p>User_id: 8669179420</text:p>
          </table:table-cell>
          <table:table-cell/>
          <table:table-cell office:value-type="string">
            <text:p>No run</text:p>
          </table:table-cell>
          <table:table-cell office:value-type="string">
            <text:p>Chetan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>
            <text:p>2)Enter valid password</text:p>
          </table:table-cell>
          <table:table-cell table:style-name="ce13" office:value-type="string">
            <text:p>it should redirect to home page</text:p>
          </table:table-cell>
          <table:table-cell office:value-type="string">
            <text:p>PASS-Cyakablyad124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3" office:value-type="string">
            <text:p>3)Click on login butto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C008</text:p>
          </table:table-cell>
          <table:table-cell office:value-type="string">
            <text:p>Facebook login</text:p>
          </table:table-cell>
          <table:table-cell office:value-type="string">
            <text:p>TSN00108</text:p>
          </table:table-cell>
          <table:table-cell table:style-name="ce13" office:value-type="string">
            <text:p>User id &amp; Password</text:p>
          </table:table-cell>
          <table:table-cell/>
          <table:table-cell office:value-type="string">
            <text:p>1) Enter Mobile Number</text:p>
          </table:table-cell>
          <table:table-cell office:value-type="string">
            <text:p>Error =”Invaild User ID”</text:p>
          </table:table-cell>
          <table:table-cell office:value-type="string">
            <text:p>User_id: 8669179424</text:p>
          </table:table-cell>
          <table:table-cell table:number-columns-repeated="2"/>
          <table:table-cell office:value-type="string">
            <text:p>Chetan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>
            <text:p>2)Enter Password </text:p>
          </table:table-cell>
          <table:table-cell/>
          <table:table-cell office:value-type="string">
            <text:p>PASS-Cyakablyad123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3)Click on login butto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C009</text:p>
          </table:table-cell>
          <table:table-cell office:value-type="string">
            <text:p>Facebook login</text:p>
          </table:table-cell>
          <table:table-cell office:value-type="string">
            <text:p>TSN00109</text:p>
          </table:table-cell>
          <table:table-cell office:value-type="string">
            <text:p>User id &amp; Password</text:p>
          </table:table-cell>
          <table:table-cell/>
          <table:table-cell office:value-type="string">
            <text:p>1) Enter <text:s/>Registered Mobile Number</text:p>
          </table:table-cell>
          <table:table-cell table:style-name="ce13" office:value-type="string">
            <text:p>Error =”Invaild Password”</text:p>
          </table:table-cell>
          <table:table-cell office:value-type="string">
            <text:p>User_id: 8669179420</text:p>
          </table:table-cell>
          <table:table-cell table:number-columns-repeated="2"/>
          <table:table-cell office:value-type="string">
            <text:p>Chetan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>
            <text:p>2) Enter Password</text:p>
          </table:table-cell>
          <table:table-cell/>
          <table:table-cell office:value-type="string">
            <text:p>PASS-Cyakablyad1255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3" office:value-type="string">
            <text:p>3)Click on login button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>
            <text:p>TC010</text:p>
          </table:table-cell>
          <table:table-cell office:value-type="string">
            <text:p>Facebook login</text:p>
          </table:table-cell>
          <table:table-cell office:value-type="string">
            <text:p>TSN00110</text:p>
          </table:table-cell>
          <table:table-cell office:value-type="string">
            <text:p>Forget Password</text:p>
          </table:table-cell>
          <table:table-cell/>
          <table:table-cell office:value-type="string">
            <text:p>1) Enter <text:s/>Registered Mobile Number</text:p>
          </table:table-cell>
          <table:table-cell office:value-type="string">
            <text:p>User should login with <text:s/>New password</text:p>
          </table:table-cell>
          <table:table-cell office:value-type="string">
            <text:p>User_id: 8669179420</text:p>
          </table:table-cell>
          <table:table-cell table:number-columns-repeated="2"/>
          <table:table-cell office:value-type="string">
            <text:p>Chetan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>
            <text:p>2) Click on forgot Password</text:p>
          </table:table-cell>
          <table:table-cell/>
          <table:table-cell office:value-type="string">
            <text:p>PASS-Cyakablyad1255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3" office:value-type="string">
            <text:p>3)Copy OTP fom Registered email ID.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)Enter OTP 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5) Enter New Password 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6)confirm Password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)Set passwor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C011</text:p>
          </table:table-cell>
          <table:table-cell office:value-type="string">
            <text:p>Facebook login</text:p>
          </table:table-cell>
          <table:table-cell office:value-type="string">
            <text:p>TSN00111</text:p>
          </table:table-cell>
          <table:table-cell office:value-type="string">
            <text:p>Forget Password</text:p>
          </table:table-cell>
          <table:table-cell/>
          <table:table-cell office:value-type="string">
            <text:p>1) Enter <text:s/>Registered Mobile Number</text:p>
          </table:table-cell>
          <table:table-cell office:value-type="string">
            <text:p>User password with New Password</text:p>
          </table:table-cell>
          <table:table-cell office:value-type="string">
            <text:p>User_id: 8669179420</text:p>
          </table:table-cell>
          <table:table-cell table:number-columns-repeated="2"/>
          <table:table-cell office:value-type="string">
            <text:p>Chetan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>
            <text:p>2) Click on forgot Password</text:p>
          </table:table-cell>
          <table:table-cell/>
          <table:table-cell office:value-type="string">
            <text:p>PASS-Cyakablyad1255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3" office:value-type="string">
            <text:p>3)Copy OTP fom Registered Mobile no.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)Enter OTP 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5) Enter New Password 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6)confirm Password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3" office:value-type="string">
            <text:p>7)Set passwor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C012</text:p>
          </table:table-cell>
          <table:table-cell office:value-type="string">
            <text:p>Facebook login</text:p>
          </table:table-cell>
          <table:table-cell office:value-type="string">
            <text:p>TSN00112</text:p>
          </table:table-cell>
          <table:table-cell office:value-type="string">
            <text:p>Forget Password</text:p>
          </table:table-cell>
          <table:table-cell/>
          <table:table-cell office:value-type="string">
            <text:p>1) Enter <text:s/>Registered Mobile Number</text:p>
          </table:table-cell>
          <table:table-cell table:style-name="ce13" office:value-type="string">
            <text:p>User password with New Password</text:p>
          </table:table-cell>
          <table:table-cell office:value-type="string">
            <text:p>User_id: 8669179420</text:p>
          </table:table-cell>
          <table:table-cell table:number-columns-repeated="2"/>
          <table:table-cell office:value-type="string">
            <text:p>Chetan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>
            <text:p>2) Click on forgot Password</text:p>
          </table:table-cell>
          <table:table-cell/>
          <table:table-cell office:value-type="string">
            <text:p>PASS-Cyakablyad1255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3) from device settings enable internet connection.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)Enter OTP 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5) New password Length should be more than 6 <text:s/>and less than 18 character 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6)password should contain one special character EX '@'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)Password should contain one Capital Character and small letter charac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8)Password should contain atleast One Numbe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C0013</text:p>
          </table:table-cell>
          <table:table-cell office:value-type="string">
            <text:p>Facebook UI Login Page </text:p>
          </table:table-cell>
          <table:table-cell office:value-type="string">
            <text:p>TSN00113</text:p>
          </table:table-cell>
          <table:table-cell office:value-type="string">
            <text:p>GUI</text:p>
          </table:table-cell>
          <table:table-cell/>
          <table:table-cell office:value-type="string">
            <text:p>1)Facebook logo- top left corner in blue back-ground Throuout the page.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4)FACeb</text:p>
          </table:table-cell>
          <table:table-cell table:number-columns-repeated="1018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Summary" table:style-name="ta4" table:print="false">
        <office:forms form:automatic-focus="false" form:apply-design-mode="false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8" table:number-columns-repeated="1022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Defect Summary</text:p>
          </table:table-cell>
          <table:covered-table-cell table:style-name="ce5"/>
          <table:table-cell table:number-columns-repeated="1022"/>
        </table:table-row>
        <table:table-row table:style-name="ro1">
          <table:table-cell table:style-name="ce2" office:value-type="string">
            <text:p>Project Name:</text:p>
          </table:table-cell>
          <table:table-cell table:style-name="ce27" office:value-type="string">
            <text:p>Class Demo</text:p>
          </table:table-cell>
          <table:table-cell table:number-columns-repeated="1022"/>
        </table:table-row>
        <table:table-row table:style-name="ro1">
          <table:table-cell office:value-type="string">
            <text:p>Test case1</text:p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Version Control" table:style-name="ta5" table:print="false">
        <office:forms form:automatic-focus="false" form:apply-design-mode="false"/>
        <table:table-column table:style-name="co8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8" table:number-columns-repeated="1019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style-name="ce8" office:value-type="string" table:number-columns-spanned="5" table:number-rows-spanned="1">
            <text:p>Revision History</text:p>
          </table:table-cell>
          <table:covered-table-cell table:number-columns-repeated="3" table:style-name="ce10"/>
          <table:covered-table-cell table:style-name="ce14"/>
          <table:table-cell table:number-columns-repeated="1019"/>
        </table:table-row>
        <table:table-row table:style-name="ro1">
          <table:table-cell table:style-name="ce9" office:value-type="string">
            <text:p>Sr. No.</text:p>
          </table:table-cell>
          <table:table-cell table:style-name="ce11" office:value-type="string">
            <text:p>Revision Number</text:p>
          </table:table-cell>
          <table:table-cell table:style-name="ce11" office:value-type="string">
            <text:p>Revision Date</text:p>
          </table:table-cell>
          <table:table-cell table:style-name="ce11" office:value-type="string">
            <text:p>Author</text:p>
          </table:table-cell>
          <table:table-cell table:style-name="ce15" office:value-type="string">
            <text:p>Summary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TestcaseFB" table:style-name="ta6" table:print="false">
        <office:forms form:automatic-focus="false" form:apply-design-mode="false"/>
        <table:table-column table:style-name="co29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8" table:number-columns-repeated="3" table:default-cell-style-name="Excel_20_Built-in_20_Normal"/>
        <table:table-column table:style-name="co9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8" table:default-cell-style-name="Excel_20_Built-in_20_Normal"/>
        <table:table-column table:style-name="co5" table:default-cell-style-name="Excel_20_Built-in_20_Normal"/>
        <table:table-column table:style-name="co39" table:default-cell-style-name="Excel_20_Built-in_20_Normal"/>
        <table:table-column table:style-name="co40" table:default-cell-style-name="Excel_20_Built-in_20_Normal"/>
        <table:table-column table:style-name="co8" table:number-columns-repeated="1006" table:default-cell-style-name="Excel_20_Built-in_20_Normal"/>
        <table:table-row table:style-name="ro1">
          <table:table-cell table:style-name="ce28" office:value-type="string" table:number-columns-spanned="18" table:number-rows-spanned="1">
            <text:p>Defect Report</text:p>
          </table:table-cell>
          <table:covered-table-cell table:number-columns-repeated="17" table:style-name="ce30"/>
          <table:table-cell table:number-columns-repeated="1006"/>
        </table:table-row>
        <table:table-row table:style-name="ro4">
          <table:table-cell table:style-name="ce29" office:value-type="string">
            <text:p>Defect Id #</text:p>
          </table:table-cell>
          <table:table-cell table:style-name="ce29" office:value-type="string">
            <text:p>Component / Module Name</text:p>
          </table:table-cell>
          <table:table-cell table:style-name="ce29" office:value-type="string">
            <text:p>Test Case Id</text:p>
          </table:table-cell>
          <table:table-cell table:style-name="ce31" office:value-type="string">
            <text:p>Defect Description</text:p>
          </table:table-cell>
          <table:table-cell table:style-name="ce31" office:value-type="string">
            <text:p>Steps to Reproduce</text:p>
          </table:table-cell>
          <table:table-cell table:style-name="ce31" office:value-type="string">
            <text:p>Environment/Build/Release Details</text:p>
          </table:table-cell>
          <table:table-cell table:style-name="ce32" office:value-type="string">
            <text:p>Creation Date</text:p>
          </table:table-cell>
          <table:table-cell table:style-name="ce33" office:value-type="string">
            <text:p>Creator</text:p>
          </table:table-cell>
          <table:table-cell table:style-name="ce31" office:value-type="string">
            <text:p>Severity</text:p>
          </table:table-cell>
          <table:table-cell table:style-name="ce29" office:value-type="string">
            <text:p>Priority</text:p>
          </table:table-cell>
          <table:table-cell table:style-name="ce32" office:value-type="string">
            <text:p>Assignment Date</text:p>
          </table:table-cell>
          <table:table-cell table:style-name="ce32" office:value-type="string">
            <text:p>Assigned To/Developer</text:p>
          </table:table-cell>
          <table:table-cell table:style-name="ce32" office:value-type="string">
            <text:p>Estimated Time</text:p>
          </table:table-cell>
          <table:table-cell table:style-name="ce32" office:value-type="string">
            <text:p>Actual Time</text:p>
          </table:table-cell>
          <table:table-cell table:style-name="ce29" office:value-type="string">
            <text:p>Status</text:p>
          </table:table-cell>
          <table:table-cell table:style-name="ce32" office:value-type="string">
            <text:p>Resolution</text:p>
          </table:table-cell>
          <table:table-cell table:style-name="ce32" office:value-type="string">
            <text:p>Date of Resolution</text:p>
          </table:table-cell>
          <table:table-cell table:style-name="ce32" office:value-type="string">
            <text:p>Root Cause Description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>
            <text:p>User Not Able to loging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7">07/11/2022</text:date>, <text:time>00:0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Summary" style:display-name="PageStyle_Test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sion_20_Control" style:display-name="PageStyle_Version Contr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CaseFB" style:display-name="PageStyle_TestCaseF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Summary" style:display-name="PageStyle_DR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Version_20_Control" style:display-name="PageStyle_DRVersion Contr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TestcaseFB" style:display-name="PageStyle_DRTestcaseF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1-07T00:06:59.28</dc:date>
    <dc:creator>group029 group029</dc:creator>
    <meta:generator>OpenOffice/4.1.11$Win32 OpenOffice.org_project/4111m1$Build-9808</meta:generator>
    <meta:editing-duration>PT2H42M31S</meta:editing-duration>
    <meta:editing-cycles>1</meta:editing-cycles>
    <meta:document-statistic meta:table-count="6" meta:cell-count="229" meta:object-count="0"/>
  </office:meta>
</office:document-meta>
</file>